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StarSymbol" svg:font-family="StarSymbol" style:font-family-generic="system"/>
    <style:font-face style:name="DejaVu Sans Condensed" svg:font-family="DejaVu Sans Condensed" style:font-family-generic="swiss" style:font-pitch="variable"/>
    <style:font-face style:name="Ouhod-Bold" svg:font-family="Ouhod-Bo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DejaVu Sans Condensed" fo:font-weight="bold" style:font-weight-asian="bold" style:font-weight-complex="bold"/>
    </style:style>
    <style:style style:name="T3" style:parent-style-name="DefaultParagraphFont" style:family="text">
      <style:text-properties fo:font-variant="small-caps"/>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tyle="italic" style:font-style-asian="italic" style:font-style-complex="italic" fo:font-size="10pt" style:font-size-asian="10pt" style:font-size-complex="10pt"/>
    </style:style>
    <style:style style:name="T7" style:parent-style-name="DefaultParagraphFont" style:family="text">
      <style:text-properties fo:font-size="5pt" style:font-size-asian="5pt" style:font-size-complex="5pt"/>
    </style:style>
    <style:style style:name="T8" style:parent-style-name="DefaultParagraphFont" style:family="text">
      <style:text-properties fo:font-variant="small-caps" fo:font-size="11pt" style:font-size-asian="11pt" style:font-size-complex="11pt"/>
    </style:style>
    <style:style style:name="T9" style:parent-style-name="DefaultParagraphFont" style:family="text">
      <style:text-properties style:font-name="DejaVu Sans Condensed" fo:font-weight="bold" style:font-weight-asian="bold" style:font-weight-complex="bold" fo:font-size="10pt" style:font-size-asian="10pt" style:font-size-complex="10pt"/>
    </style:style>
    <style:style style:name="T10" style:parent-style-name="DefaultParagraphFont" style:family="text">
      <style:text-properties style:font-name="DejaVu Sans Condensed" fo:font-weight="bold" style:font-weight-asian="bold" style:font-weight-complex="bold" fo:font-size="10pt" style:font-size-asian="10pt" style:font-size-complex="10pt"/>
    </style:style>
    <style:style style:name="T11" style:parent-style-name="DefaultParagraphFont" style:family="text">
      <style:text-properties style:font-name="DejaVu Sans Condensed" fo:font-size="10pt" style:font-size-asian="10pt" style:font-size-complex="10pt"/>
    </style:style>
    <style:style style:name="T12" style:parent-style-name="DefaultParagraphFont" style:family="text">
      <style:text-properties fo:font-weight="bold" style:font-weight-asian="bold" style:font-weight-complex="bold" fo:font-size="10pt" style:font-size-asian="10pt" style:font-size-complex="10pt"/>
    </style:style>
    <style:style style:name="T13" style:parent-style-name="DefaultParagraphFont" style:family="text">
      <style:text-properties fo:font-style="italic" style:font-style-asian="italic" style:font-style-complex="italic" fo:font-size="10pt" style:font-size-asian="10pt" style:font-size-complex="10pt"/>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fo:font-size="10pt" style:font-size-asian="10pt" style:font-size-complex="10pt"/>
    </style:style>
    <style:style style:name="T16" style:parent-style-name="DefaultParagraphFont" style:family="text">
      <style:text-properties style:font-name="DejaVu Sans Condensed" fo:font-weight="bold" style:font-weight-asian="bold" style:font-weight-complex="bold" fo:font-size="10pt" style:font-size-asian="10pt" style:font-size-complex="10pt"/>
    </style:style>
    <style:style style:name="T17" style:parent-style-name="DefaultParagraphFont" style:family="text">
      <style:text-properties style:font-name="DejaVu Sans Condensed" fo:font-size="10pt" style:font-size-asian="10pt" style:font-size-complex="10pt"/>
    </style:style>
    <style:style style:name="T18" style:parent-style-name="DefaultParagraphFont" style:family="text">
      <style:text-properties fo:font-weight="bold" style:font-weight-asian="bold" style:font-weight-complex="bold" fo:font-size="10pt" style:font-size-asian="10pt" style:font-size-complex="10pt"/>
    </style:style>
    <style:style style:name="T19" style:parent-style-name="DefaultParagraphFont" style:family="text">
      <style:text-properties fo:font-style="italic" style:font-style-asian="italic" style:font-style-complex="italic" fo:font-size="10pt" style:font-size-asian="10pt" style:font-size-complex="10pt"/>
    </style:style>
    <style:style style:name="T20" style:parent-style-name="DefaultParagraphFont" style:family="text">
      <style:text-properties fo:font-size="10pt" style:font-size-asian="10pt" style:font-size-complex="10pt"/>
    </style:style>
    <style:style style:name="T21" style:parent-style-name="DefaultParagraphFont" style:family="text">
      <style:text-properties fo:font-size="10pt" style:font-size-asian="10pt" style:font-size-complex="10pt"/>
    </style:style>
    <style:style style:name="T22" style:parent-style-name="DefaultParagraphFont" style:family="text">
      <style:text-properties fo:font-size="10pt" style:font-size-asian="10pt" style:font-size-complex="10pt"/>
    </style:style>
    <style:style style:name="P23" style:parent-style-name="Standard" style:family="paragraph">
      <style:text-properties fo:font-size="4pt" style:font-size-asian="4pt" style:font-size-complex="4pt"/>
    </style:style>
    <style:style style:name="T24" style:parent-style-name="DefaultParagraphFont" style:family="text">
      <style:text-properties style:font-name="DejaVu Sans Condensed" fo:font-weight="bold" style:font-weight-asian="bold" style:font-weight-complex="bold" fo:font-size="10pt" style:font-size-asian="10pt" style:font-size-complex="10pt"/>
    </style:style>
    <style:style style:name="T25" style:parent-style-name="DefaultParagraphFont" style:family="text">
      <style:text-properties style:font-name="DejaVu Sans Condensed" fo:font-size="10pt" style:font-size-asian="10pt" style:font-size-complex="10pt"/>
    </style:style>
    <style:style style:name="T26" style:parent-style-name="DefaultParagraphFont" style:family="text">
      <style:text-properties fo:font-weight="bold" style:font-weight-asian="bold" style:font-weight-complex="bold" fo:font-size="10pt" style:font-size-asian="10pt" style:font-size-complex="10pt"/>
    </style:style>
    <style:style style:name="T27" style:parent-style-name="DefaultParagraphFont" style:family="text">
      <style:text-properties fo:font-weight="bold" style:font-weight-asian="bold" style:font-weight-complex="bold" fo:font-size="10pt" style:font-size-asian="10pt" style:font-size-complex="10pt"/>
    </style:style>
    <style:style style:name="P28" style:parent-style-name="Standard" style:family="paragraph">
      <style:text-properties fo:font-size="10pt" style:font-size-asian="10pt" style:font-size-complex="10pt"/>
    </style:style>
    <style:style style:name="P29" style:parent-style-name="Standard" style:family="paragraph">
      <style:text-properties fo:font-size="4pt" style:font-size-asian="4pt" style:font-size-complex="4pt"/>
    </style:style>
    <style:style style:name="T30" style:parent-style-name="DefaultParagraphFont" style:family="text">
      <style:text-properties fo:font-variant="small-caps" fo:font-size="11pt" style:font-size-asian="11pt" style:font-size-complex="11pt"/>
    </style:style>
    <style:style style:name="T31" style:parent-style-name="DefaultParagraphFont" style:family="text">
      <style:text-properties fo:font-variant="small-caps"/>
    </style:style>
    <style:style style:name="T32" style:parent-style-name="DefaultParagraphFont" style:family="text">
      <style:text-properties style:font-name="DejaVu Sans Condensed" fo:font-weight="bold" style:font-weight-asian="bold" style:font-weight-complex="bold" fo:font-size="10pt" style:font-size-asian="10pt" style:font-size-complex="10pt"/>
    </style:style>
    <style:style style:name="T33" style:parent-style-name="DefaultParagraphFont" style:family="text">
      <style:text-properties fo:font-weight="bold" style:font-weight-asian="bold" style:font-weight-complex="bold" fo:font-size="10pt" style:font-size-asian="10pt" style:font-size-complex="10pt"/>
    </style:style>
    <style:style style:name="T34" style:parent-style-name="DefaultParagraphFont" style:family="text">
      <style:text-properties fo:font-weight="bold" style:font-weight-asian="bold" style:font-weight-complex="bold" fo:font-size="10pt" style:font-size-asian="10pt" style:font-size-complex="10pt"/>
    </style:style>
    <style:style style:name="T35" style:parent-style-name="DefaultParagraphFont" style:family="text">
      <style:text-properties fo:font-style="italic" style:font-style-asian="italic" style:font-style-complex="italic" fo:font-size="10pt" style:font-size-asian="10pt" style:font-size-complex="10pt"/>
    </style:style>
    <style:style style:name="T36" style:parent-style-name="DefaultParagraphFont" style:family="text">
      <style:text-properties fo:font-size="10pt" style:font-size-asian="10pt" style:font-size-complex="10pt"/>
    </style:style>
    <style:style style:name="T37" style:parent-style-name="DefaultParagraphFont" style:family="text">
      <style:text-properties fo:font-size="10pt" style:font-size-asian="10pt" style:font-size-complex="10pt"/>
    </style:style>
    <style:style style:name="T38" style:parent-style-name="DefaultParagraphFont" style:family="text">
      <style:text-properties style:font-name="DejaVu Sans Condensed" fo:font-weight="bold" style:font-weight-asian="bold" style:font-weight-complex="bold" fo:font-size="10pt" style:font-size-asian="10pt" style:font-size-complex="10pt"/>
    </style:style>
    <style:style style:name="T39" style:parent-style-name="DefaultParagraphFont" style:family="text">
      <style:text-properties style:font-name="DejaVu Sans Condensed" fo:font-weight="bold" style:font-weight-asian="bold" style:font-weight-complex="bold" fo:font-size="10pt" style:font-size-asian="10pt" style:font-size-complex="10pt"/>
    </style:style>
    <style:style style:name="T40" style:parent-style-name="DefaultParagraphFont" style:family="text">
      <style:text-properties fo:font-weight="bold" style:font-weight-asian="bold" style:font-weight-complex="bold" fo:font-size="10pt" style:font-size-asian="10pt" style:font-size-complex="10pt"/>
    </style:style>
    <style:style style:name="T41" style:parent-style-name="DefaultParagraphFont" style:family="text">
      <style:text-properties fo:font-style="italic" style:font-style-asian="italic" style:font-style-complex="italic" fo:font-size="10pt" style:font-size-asian="10pt" style:font-size-complex="10pt"/>
    </style:style>
    <style:style style:name="T42" style:parent-style-name="DefaultParagraphFont" style:family="text">
      <style:text-properties fo:font-size="10pt" style:font-size-asian="10pt" style:font-size-complex="10pt"/>
    </style:style>
    <style:style style:name="T43" style:parent-style-name="DefaultParagraphFont" style:family="text">
      <style:text-properties fo:font-size="10pt" style:font-size-asian="10pt" style:font-size-complex="10pt"/>
    </style:style>
    <style:style style:name="T44" style:parent-style-name="DefaultParagraphFont" style:family="text">
      <style:text-properties fo:font-style="italic" style:font-style-asian="italic" style:font-style-complex="italic" fo:font-size="10pt" style:font-size-asian="10pt" style:font-size-complex="10pt"/>
    </style:style>
    <style:style style:name="T45" style:parent-style-name="DefaultParagraphFont" style:family="text">
      <style:text-properties fo:font-size="10pt" style:font-size-asian="10pt" style:font-size-complex="10pt"/>
    </style:style>
    <style:style style:name="T46" style:parent-style-name="DefaultParagraphFont" style:family="text">
      <style:text-properties fo:font-size="10pt" style:font-size-asian="10pt" style:font-size-complex="10pt"/>
    </style:style>
    <style:style style:name="T47" style:parent-style-name="DefaultParagraphFont" style:family="text">
      <style:text-properties style:font-name="DejaVu Sans Condensed" fo:font-weight="bold" style:font-weight-asian="bold" style:font-weight-complex="bold" fo:font-size="10pt" style:font-size-asian="10pt" style:font-size-complex="10pt"/>
    </style:style>
    <style:style style:name="T48" style:parent-style-name="DefaultParagraphFont" style:family="text">
      <style:text-properties style:font-name="DejaVu Sans Condensed" fo:font-weight="bold" style:font-weight-asian="bold" style:font-weight-complex="bold" fo:font-size="10pt" style:font-size-asian="10pt" style:font-size-complex="10pt"/>
    </style:style>
    <style:style style:name="T49" style:parent-style-name="DefaultParagraphFont" style:family="text">
      <style:text-properties fo:font-weight="bold" style:font-weight-asian="bold" style:font-weight-complex="bold" fo:font-size="10pt" style:font-size-asian="10pt" style:font-size-complex="10pt"/>
    </style:style>
    <style:style style:name="T50" style:parent-style-name="DefaultParagraphFont" style:family="text">
      <style:text-properties fo:font-style="italic" style:font-style-asian="italic" style:font-style-complex="italic" fo:font-size="10pt" style:font-size-asian="10pt" style:font-size-complex="10pt"/>
    </style:style>
    <style:style style:name="T51" style:parent-style-name="DefaultParagraphFont"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T54" style:parent-style-name="DefaultParagraphFont" style:family="text">
      <style:text-properties style:font-name="DejaVu Sans Condensed" fo:font-weight="bold" style:font-weight-asian="bold" style:font-weight-complex="bold" fo:font-size="10pt" style:font-size-asian="10pt" style:font-size-complex="10pt"/>
    </style:style>
    <style:style style:name="T55" style:parent-style-name="DefaultParagraphFont" style:family="text">
      <style:text-properties fo:font-weight="bold" style:font-weight-asian="bold" style:font-weight-complex="bold" fo:font-size="10pt" style:font-size-asian="10pt" style:font-size-complex="10pt"/>
    </style:style>
    <style:style style:name="T56" style:parent-style-name="DefaultParagraphFont" style:family="text">
      <style:text-properties fo:font-weight="bold" style:font-weight-asian="bold" style:font-weight-complex="bold" fo:font-size="10pt" style:font-size-asian="10pt" style:font-size-complex="10pt"/>
    </style:style>
    <style:style style:name="P57" style:parent-style-name="Standard" style:family="paragraph">
      <style:text-properties fo:font-style="italic" style:font-style-asian="italic" style:font-style-complex="italic" fo:font-size="10pt" style:font-size-asian="10pt" style:font-size-complex="10pt"/>
    </style:style>
    <style:style style:name="T58" style:parent-style-name="DefaultParagraphFont" style:family="text">
      <style:text-properties fo:font-size="10pt" style:font-size-asian="10pt" style:font-size-complex="10pt"/>
    </style:style>
    <style:style style:name="T59" style:parent-style-name="DefaultParagraphFont" style:family="text">
      <style:text-properties fo:font-size="10pt" style:font-size-asian="10pt" style:font-size-complex="10pt"/>
    </style:style>
    <style:style style:name="T60" style:parent-style-name="DefaultParagraphFont" style:family="text">
      <style:text-properties fo:font-size="10pt" style:font-size-asian="10pt" style:font-size-complex="10pt"/>
    </style:style>
    <style:style style:name="T61" style:parent-style-name="DefaultParagraphFont" style:family="text">
      <style:text-properties fo:font-size="10pt" style:font-size-asian="10pt" style:font-size-complex="10pt"/>
    </style:style>
    <style:style style:name="T62" style:parent-style-name="DefaultParagraphFont" style:family="text">
      <style:text-properties fo:font-size="10pt" style:font-size-asian="10pt" style:font-size-complex="10pt"/>
    </style:style>
    <style:style style:name="T63" style:parent-style-name="DefaultParagraphFont" style:family="text">
      <style:text-properties style:font-name="DejaVu Sans Condensed" fo:font-weight="bold" style:font-weight-asian="bold" style:font-weight-complex="bold" fo:font-size="10pt" style:font-size-asian="10pt" style:font-size-complex="10pt"/>
    </style:style>
    <style:style style:name="T64" style:parent-style-name="DefaultParagraphFont" style:family="text">
      <style:text-properties style:font-name="DejaVu Sans Condensed" fo:font-weight="bold" style:font-weight-asian="bold" style:font-weight-complex="bold" fo:font-size="10pt" style:font-size-asian="10pt" style:font-size-complex="10pt"/>
    </style:style>
    <style:style style:name="T65" style:parent-style-name="DefaultParagraphFont" style:family="text">
      <style:text-properties fo:font-weight="bold" style:font-weight-asian="bold" style:font-weight-complex="bold" fo:font-size="10pt" style:font-size-asian="10pt" style:font-size-complex="10pt"/>
    </style:style>
    <style:style style:name="T66" style:parent-style-name="DefaultParagraphFont" style:family="text">
      <style:text-properties fo:font-weight="bold" style:font-weight-asian="bold" style:font-weight-complex="bold" fo:font-size="10pt" style:font-size-asian="10pt" style:font-size-complex="10pt"/>
    </style:style>
    <style:style style:name="T67" style:parent-style-name="DefaultParagraphFont" style:family="text">
      <style:text-properties fo:font-weight="bold" style:font-weight-asian="bold" style:font-weight-complex="bold" fo:font-size="10pt" style:font-size-asian="10pt" style:font-size-complex="10pt"/>
    </style:style>
    <style:style style:name="T68" style:parent-style-name="DefaultParagraphFont" style:family="text">
      <style:text-properties fo:font-style="italic" style:font-style-asian="italic" style:font-style-complex="italic" fo:font-size="10pt" style:font-size-asian="10pt" style:font-size-complex="10pt"/>
    </style:style>
    <style:style style:name="T69" style:parent-style-name="DefaultParagraphFont" style:family="text">
      <style:text-properties fo:font-size="10pt" style:font-size-asian="10pt" style:font-size-complex="10pt"/>
    </style:style>
    <style:style style:name="T70" style:parent-style-name="DefaultParagraphFont" style:family="text">
      <style:text-properties fo:font-size="10pt" style:font-size-asian="10pt" style:font-size-complex="10pt"/>
    </style:style>
    <style:style style:name="T71" style:parent-style-name="DefaultParagraphFont" style:family="text">
      <style:text-properties fo:font-size="4pt" style:font-size-asian="4pt" style:font-size-complex="4pt"/>
    </style:style>
    <style:style style:name="T72" style:parent-style-name="DefaultParagraphFont" style:family="text">
      <style:text-properties style:font-name="DejaVu Sans Condensed" fo:font-weight="bold" style:font-weight-asian="bold" style:font-weight-complex="bold" fo:font-size="10pt" style:font-size-asian="10pt" style:font-size-complex="10pt"/>
    </style:style>
    <style:style style:name="T73" style:parent-style-name="DefaultParagraphFont" style:family="text">
      <style:text-properties style:font-name="Ouhod-Bold" fo:font-size="10pt" style:font-size-asian="10pt" style:font-size-complex="10pt"/>
    </style:style>
    <style:style style:name="T74" style:parent-style-name="DefaultParagraphFont" style:family="text">
      <style:text-properties fo:font-size="10pt" style:font-size-asian="10pt" style:font-size-complex="10pt"/>
    </style:style>
    <style:style style:name="T75" style:parent-style-name="DefaultParagraphFont" style:family="text">
      <style:text-properties fo:font-weight="bold" style:font-weight-asian="bold" style:font-weight-complex="bold" fo:font-size="10pt" style:font-size-asian="10pt" style:font-size-complex="10pt"/>
    </style:style>
    <style:style style:name="T76" style:parent-style-name="DefaultParagraphFont" style:family="text">
      <style:text-properties fo:font-style="italic" style:font-style-asian="italic" style:font-style-complex="italic" fo:font-size="10pt" style:font-size-asian="10pt" style:font-size-complex="10pt"/>
    </style:style>
    <style:style style:name="T77" style:parent-style-name="DefaultParagraphFont" style:family="text">
      <style:text-properties fo:font-style="italic" style:font-style-asian="italic" style:font-style-complex="italic" fo:font-size="10pt" style:font-size-asian="10pt" style:font-size-complex="10pt"/>
    </style:style>
    <style:style style:name="T78" style:parent-style-name="DefaultParagraphFont" style:family="text">
      <style:text-properties fo:font-size="10pt" style:font-size-asian="10pt" style:font-size-complex="10pt"/>
    </style:style>
    <style:style style:name="T79" style:parent-style-name="DefaultParagraphFont" style:family="text">
      <style:text-properties fo:font-size="4pt" style:font-size-asian="4pt" style:font-size-complex="4pt"/>
    </style:style>
    <style:style style:name="T80" style:parent-style-name="DefaultParagraphFont" style:family="text">
      <style:text-properties style:font-name="DejaVu Sans Condensed" fo:font-weight="bold" style:font-weight-asian="bold" style:font-weight-complex="bold" fo:font-size="10pt" style:font-size-asian="10pt" style:font-size-complex="10pt"/>
    </style:style>
    <style:style style:name="T81" style:parent-style-name="DefaultParagraphFont" style:family="text">
      <style:text-properties style:font-name="Ouhod-Bold" fo:font-size="10pt" style:font-size-asian="10pt" style:font-size-complex="10pt"/>
    </style:style>
    <style:style style:name="T82" style:parent-style-name="DefaultParagraphFont" style:family="text">
      <style:text-properties fo:font-size="10pt" style:font-size-asian="10pt" style:font-size-complex="10pt"/>
    </style:style>
    <style:style style:name="T83" style:parent-style-name="DefaultParagraphFont" style:family="text">
      <style:text-properties fo:font-weight="bold" style:font-weight-asian="bold" style:font-weight-complex="bold" fo:font-size="10pt" style:font-size-asian="10pt" style:font-size-complex="10pt"/>
    </style:style>
    <style:style style:name="T84" style:parent-style-name="DefaultParagraphFont" style:family="text">
      <style:text-properties fo:font-weight="bold" style:font-weight-asian="bold" style:font-weight-complex="bold" fo:font-size="10pt" style:font-size-asian="10pt" style:font-size-complex="10pt"/>
    </style:style>
    <style:style style:name="T85" style:parent-style-name="DefaultParagraphFont" style:family="text">
      <style:text-properties fo:font-style="italic" style:font-style-asian="italic" style:font-style-complex="italic" fo:font-size="10pt" style:font-size-asian="10pt" style:font-size-complex="10pt"/>
    </style:style>
    <style:style style:name="T86" style:parent-style-name="DefaultParagraphFont" style:family="text">
      <style:text-properties fo:font-size="10pt" style:font-size-asian="10pt" style:font-size-complex="10pt"/>
    </style:style>
    <style:style style:name="T87" style:parent-style-name="DefaultParagraphFont" style:family="text">
      <style:text-properties fo:font-size="10pt" style:font-size-asian="10pt" style:font-size-complex="10pt"/>
    </style:style>
    <style:style style:name="T88" style:parent-style-name="DefaultParagraphFont" style:family="text">
      <style:text-properties fo:font-size="10pt" style:font-size-asian="10pt" style:font-size-complex="10pt"/>
    </style:style>
    <style:style style:name="T89" style:parent-style-name="DefaultParagraphFont" style:family="text">
      <style:text-properties style:font-name="DejaVu Sans Condensed" fo:font-weight="bold" style:font-weight-asian="bold" style:font-weight-complex="bold" fo:font-size="10pt" style:font-size-asian="10pt" style:font-size-complex="10pt"/>
    </style:style>
    <style:style style:name="T90" style:parent-style-name="DefaultParagraphFont" style:family="text">
      <style:text-properties style:font-name="Ouhod-Bold" fo:font-size="10pt" style:font-size-asian="10pt" style:font-size-complex="10pt"/>
    </style:style>
    <style:style style:name="T91" style:parent-style-name="DefaultParagraphFont" style:family="text">
      <style:text-properties fo:font-size="10pt" style:font-size-asian="10pt" style:font-size-complex="10pt"/>
    </style:style>
    <style:style style:name="T92" style:parent-style-name="DefaultParagraphFont" style:family="text">
      <style:text-properties fo:font-weight="bold" style:font-weight-asian="bold" style:font-weight-complex="bold" fo:font-size="10pt" style:font-size-asian="10pt" style:font-size-complex="10pt"/>
    </style:style>
    <style:style style:name="T93" style:parent-style-name="DefaultParagraphFont" style:family="text">
      <style:text-properties fo:font-style="italic" style:font-style-asian="italic" style:font-style-complex="italic" fo:font-size="10pt" style:font-size-asian="10pt" style:font-size-complex="10pt"/>
    </style:style>
    <style:style style:name="T94" style:parent-style-name="DefaultParagraphFont" style:family="text">
      <style:text-properties fo:font-size="10pt" style:font-size-asian="10pt" style:font-size-complex="10pt"/>
    </style:style>
    <style:style style:name="T95" style:parent-style-name="DefaultParagraphFont" style:family="text">
      <style:text-properties fo:font-size="10pt" style:font-size-asian="10pt" style:font-size-complex="10pt"/>
    </style:style>
    <style:style style:name="T96" style:parent-style-name="DefaultParagraphFont" style:family="text">
      <style:text-properties fo:font-size="10pt" style:font-size-asian="10pt" style:font-size-complex="10pt"/>
    </style:style>
    <style:style style:name="T97" style:parent-style-name="DefaultParagraphFont" style:family="text">
      <style:text-properties style:font-name="DejaVu Sans Condensed" fo:font-weight="bold" style:font-weight-asian="bold" style:font-weight-complex="bold" fo:font-size="10pt" style:font-size-asian="10pt" style:font-size-complex="10pt"/>
    </style:style>
    <style:style style:name="T98" style:parent-style-name="DefaultParagraphFont" style:family="text">
      <style:text-properties style:font-name="Ouhod-Bold" fo:font-size="10pt" style:font-size-asian="10pt" style:font-size-complex="10pt"/>
    </style:style>
    <style:style style:name="T99" style:parent-style-name="DefaultParagraphFont" style:family="text">
      <style:text-properties fo:font-size="10pt" style:font-size-asian="10pt" style:font-size-complex="10pt"/>
    </style:style>
    <style:style style:name="T100" style:parent-style-name="DefaultParagraphFont" style:family="text">
      <style:text-properties fo:font-weight="bold" style:font-weight-asian="bold" style:font-weight-complex="bold" fo:font-size="10pt" style:font-size-asian="10pt" style:font-size-complex="10pt"/>
    </style:style>
    <style:style style:name="T101" style:parent-style-name="DefaultParagraphFont" style:family="text">
      <style:text-properties fo:font-style="italic" style:font-style-asian="italic" style:font-style-complex="italic" fo:font-size="10pt" style:font-size-asian="10pt" style:font-size-complex="10pt"/>
    </style:style>
    <style:style style:name="T102" style:parent-style-name="DefaultParagraphFont" style:family="text">
      <style:text-properties fo:font-size="10pt" style:font-size-asian="10pt" style:font-size-complex="10pt"/>
    </style:style>
    <style:style style:name="T103" style:parent-style-name="DefaultParagraphFont" style:family="text">
      <style:text-properties fo:font-size="4pt" style:font-size-asian="4pt" style:font-size-complex="4pt"/>
    </style:style>
    <style:style style:name="T104" style:parent-style-name="DefaultParagraphFont" style:family="text">
      <style:text-properties fo:font-variant="small-caps" fo:font-size="11pt" style:font-size-asian="11pt" style:font-size-complex="11pt"/>
    </style:style>
    <style:style style:name="T105" style:parent-style-name="DefaultParagraphFont" style:family="text">
      <style:text-properties fo:font-variant="small-caps" fo:font-size="11pt" style:font-size-asian="11pt" style:font-size-complex="11pt"/>
    </style:style>
    <style:style style:name="P106" style:parent-style-name="Standard" style:family="paragraph">
      <style:text-properties fo:font-size="10pt" style:font-size-asian="10pt" style:font-size-complex="10pt"/>
    </style:style>
    <style:style style:name="P107" style:parent-style-name="Standard" style:family="paragraph">
      <style:text-properties fo:font-size="10pt" style:font-size-asian="10pt" style:font-size-complex="10pt"/>
    </style:style>
    <style:style style:name="P108" style:parent-style-name="Standard" style:family="paragraph">
      <style:text-properties fo:font-size="10pt" style:font-size-asian="10pt" style:font-size-complex="10pt"/>
    </style:style>
    <style:style style:name="P109" style:parent-style-name="Standard" style:family="paragraph">
      <style:text-properties fo:font-size="10pt" style:font-size-asian="10pt" style:font-size-complex="10pt"/>
    </style:style>
    <style:style style:name="P110" style:parent-style-name="Standard" style:family="paragraph">
      <style:text-properties fo:font-size="4pt" style:font-size-asian="4pt" style:font-size-complex="4pt"/>
    </style:style>
    <style:style style:name="P111" style:parent-style-name="Standard" style:family="paragraph">
      <style:text-properties fo:font-variant="small-caps" fo:font-size="11pt" style:font-size-asian="11pt" style:font-size-complex="11pt"/>
    </style:style>
    <style:style style:name="T112" style:parent-style-name="DefaultParagraphFont" style:family="text">
      <style:text-properties fo:font-size="10pt" style:font-size-asian="10pt" style:font-size-complex="10pt"/>
    </style:style>
  </office:automatic-styles>
  <office:body>
    <office:text text:use-soft-page-breaks="true">
      <text:p text:style-name="P1"><text:span text:style-name="T2">Josh Mandel, MD &lt;jmandel@alum.mit.edu&gt;</text:span><text:span text:style-name="T3"><text:s text:c="3"/></text:span><text:span text:style-name="T4">443 Virginia Terr, Madison, WI 53726. 617-500-3253</text:span><text:span text:style-name="T5"><text:line-break/></text:span><text:span text:style-name="T6"><text:line-break/></text:span><text:span text:style-name="T7"><text:line-break/></text:span><text:span text:style-name="T8">Education</text:span></text:p>
      <text:p text:style-name="Standard"><text:span text:style-name="T9">Tufts University School of<text:s/></text:span><text:bookmark-start text:name="_Hlk65061270"/><text:span text:style-name="T10">Medicine</text:span><text:span text:style-name="T11"><text:s text:c="4"/></text:span><text:bookmark-end text:name="_Hlk65061270"/><text:span text:style-name="T12">2006 – 2010, Boston, MA</text:span></text:p>
      <text:p text:style-name="Standard"><text:span text:style-name="T13">Doctor of Medicine.<text:s/></text:span><text:span text:style-name="T14">During surgery clerkship, built automated reporting software for medical students, liberating data from legacy EHR system. Courses include Anatomy, Physiology, Medicine, Surgery, Radiology, Pathology.</text:span><text:span text:style-name="T15"><text:line-break/></text:span></text:p>
      <text:p text:style-name="Standard"><text:span text:style-name="T16">Massachusetts Institute of Technology</text:span><text:span text:style-name="T17"><text:s text:c="4"/></text:span><text:span text:style-name="T18">2001 – 2005, Cambridge, MA</text:span></text:p>
      <text:p text:style-name="Standard"><text:span text:style-name="T19">Bachelor's Degree in Computer Science and Electrical Engineering.<text:s/></text:span><text:span text:style-name="T20">Cumulative GPA 4.9; In-major GPA 5.0.</text:span><text:span text:style-name="T21"><text:s/>Courses include Artificial Intelligence, Algorithms, Microcontroller Project Laborat</text:span><text:span text:style-name="T22">ory, Computational Neuroscience, Quantitative Physiology, Genetics in Medicine, Biochemistry, Biotechnology and Engineering. Served as President and Treasurer of MIT French House.</text:span></text:p>
      <text:p text:style-name="P23"/>
      <text:p text:style-name="Standard"><text:span text:style-name="T24">The Hotchkiss School</text:span><text:span text:style-name="T25"><text:s text:c="4"/></text:span><text:span text:style-name="T26">1998</text:span><text:span text:style-name="T27"><text:s/>– 2001, Lakeville, CT</text:span></text:p>
      <text:p text:style-name="P28">Rank: 1/166. Awarded prizes in English, French, History, Mathematics and Science. Performed in Shakespearean theater. Leader of campus Hillel. Taught computer skills to elderly.</text:p>
      <text:p text:style-name="P29"/>
      <text:p text:style-name="Standard"><text:span text:style-name="T30">Experience</text:span><text:span text:style-name="T31"><text:tab/></text:span></text:p>
      <text:p text:style-name="Standard"><text:span text:style-name="T32">Microsoft Healthcare <text:s text:c="2"/></text:span><text:span text:style-name="T33">June 2018</text:span><text:span text:style-name="T34"><text:s/>– Present, Madison, WI</text:span></text:p>
      <text:p text:style-name="Standard"><text:span text:style-name="T35">Chief Architect.</text:span><text:span text:style-name="T36"><text:s/>Working closely with customers, partners and the open standards community to lay the groundwork for an open cloud architecture that unlocks the value of healthcare for the entire health ecosystem.</text:span><text:span text:style-name="T37"><text:line-break/></text:span></text:p>
      <text:p text:style-name="Standard"><text:span text:style-name="T38">Verily (Google Li</text:span><text:span text:style-name="T39">fe Sciences) <text:s text:c="3"/></text:span><text:span text:style-name="T40">September <text:s/>2016 – June 2018, Boston, MA</text:span></text:p>
      <text:p text:style-name="Standard"><text:span text:style-name="T41">Health IT Ecosystem Lead.</text:span><text:span text:style-name="T42"><text:s/>Defined clinical data strategy, tools, and standards to support healthcare delivery, disease management, and research. Significant focus on the Precision Medicine Research Pr</text:span><text:span text:style-name="T43">ogram's<text:s/></text:span><text:span text:style-name="T44">All of Us</text:span><text:span text:style-name="T45"><text:s/>Research Program, including APIs and repositories for raw and curated participant data in this NIH-funded longitudinal study aiming to recruit and track 1M volunteers across the country.</text:span><text:span text:style-name="T46"><text:line-break/></text:span></text:p>
      <text:p text:style-name="Standard"><text:span text:style-name="T47">Harvard Department of Biomedical<text:s/></text:span><text:span text:style-name="T48">Informatics <text:s text:c="3"/></text:span><text:span text:style-name="T49">September <text:s/>2016 – Present, Boston, MA</text:span></text:p>
      <text:p text:style-name="Standard"><text:span text:style-name="T50">Visiting Scientist.<text:s/></text:span><text:span text:style-name="T51">Project lead for Sync for Science, a collaboration to help patients share EHR data with researchers. Partners include EHR vendors (Allscripts, athenahealth, Cerner, drchrono, eClinica</text:span><text:span text:style-name="T52">lWorks, Epic, McKesson), and the US government (Office of the National Coordinator for Health IT, Office of Science and Technology Policy, and National Institutes of Health).</text:span><text:span text:style-name="T53"><text:line-break/></text:span></text:p>
      <text:p text:style-name="Standard"><text:span text:style-name="T54">Boston Children's Hospital / Harvard Medical School <text:s text:c="3"/></text:span><text:span text:style-name="T55">June 2010 – Present, Bost</text:span><text:span text:style-name="T56">on, MA</text:span></text:p>
      <text:p text:style-name="P57">Faculty, Boston Children's Hospital Computational Health Informatics Program.<text:s/>Instructor of Pediatrics, Harvard Medical School.</text:p>
      <text:p text:style-name="Standard"><text:span text:style-name="T58">Lead architect for SMART Health IT, intially funded by a 4-year, $15M award from the Office of the National Coordinator for</text:span><text:span text:style-name="T59"><text:s/>Health IT. Led SMART's core development team to produce the SMART API for health data across electronic medical records, personal health records, and data-mining platforms. Published open reference software and end-user clinical applications. Led technolo</text:span><text:span text:style-name="T60">gy for the NIH-funded Sync for Science project, working with seven national Electronic Health Record vendors to support data sharing for research. Collaborated with hospitals, vendors, integrators, and app developers to promote adoption of open, standards-</text:span><text:span text:style-name="T61">based health APIs. Core team member for the HL7 International FHIR standard (Fast Healthcare Interoperability Resources). Voting member of the National Health Information Technology Standards Committee and co-chair of the HITSC’s API Task Force.</text:span><text:span text:style-name="T62"><text:line-break/></text:span></text:p>
      <text:p text:style-name="Standard"><text:span text:style-name="T63">Codon Dev</text:span><text:span text:style-name="T64">ices</text:span><text:span text:style-name="T65"><text:s text:c="4"/></text:span><text:span text:style-name="T66">July<text:s/></text:span>2005<text:span text:style-name="T67"><text:s/>– July 2006, Summer 2007 Cambridge, MA</text:span></text:p>
      <text:p text:style-name="Standard"><text:span text:style-name="T68">Engineer. <text:s/></text:span><text:span text:style-name="T69">Collaborated to develop factory production environment for DNA synthesis of hundreds of genes per month. Co-designed laboratory information management system and automation platform using<text:s/></text:span><text:span text:style-name="T70">liquid-handling robots to support DNA production. Supported development of novel DNA synthesis protocols and automated analysis of DNA sequencing data.</text:span></text:p>
      <text:p text:style-name="Standard"><text:span text:style-name="T71"><text:line-break/></text:span><text:span text:style-name="T72">George Church Laboratory, Harvard Medical School<text:s/></text:span><text:span text:style-name="T73"><text:s/></text:span><text:span text:style-name="T74"><text:s text:c="2"/></text:span><text:span text:style-name="T75">Summer 2004, Cambridge, MA</text:span></text:p>
      <text:p text:style-name="Standard"><text:span text:style-name="T76">Undergraduate Researcher</text:span><text:span text:style-name="T77">. <text:s/></text:span><text:span text:style-name="T78">Developed and tested techniques to process data from gene array experiments in mice. Used machine learning tools to classify large sets of data and identify interesting biological patterns.</text:span></text:p>
      <text:p text:style-name="Standard"><text:span text:style-name="T79"><text:line-break/></text:span><text:span text:style-name="T80">MIT Library Access to Music Project</text:span><text:span text:style-name="T81"><text:s/></text:span><text:span text:style-name="T82"><text:s text:c="3"/></text:span><text:span text:style-name="T83">2001 – 2015, Cambridge,</text:span><text:span text:style-name="T84"><text:s/>MA</text:span></text:p>
      <text:p text:style-name="Standard"><text:span text:style-name="T85">Co-founder. <text:s/></text:span><text:span text:style-name="T86">Co-designed and implemented world’s first on-demand campus cable TV music service, providing students with free access to licensed broadcasts of popular and classical music. Collaborated to build cable television broadcast system capable o</text:span><text:span text:style-name="T87">f controlling and serving 16 channels of audio and video to MIT community of 10,000. Featured in New York Times, USA Today, Associated Press, NPR.</text:span><text:span text:style-name="T88"><text:line-break/></text:span></text:p>
      <text:p text:style-name="Standard"><text:span text:style-name="T89">LifeHarbor Investment</text:span><text:span text:style-name="T90"><text:s/></text:span><text:span text:style-name="T91"><text:s text:c="3"/></text:span><text:span text:style-name="T92">Summer 2003, Cambridge, MA</text:span></text:p>
      <text:p text:style-name="Standard"><text:span text:style-name="T93">Product Development Intern. <text:s/></text:span><text:span text:style-name="T94">As member of four-person team, built and tested new Fixed Income module for Portfolio Management software. Speeded software development by designing and teaching teammates to use new user-interfac</text:span><text:span text:style-name="T95">e description language.</text:span><text:span text:style-name="T96"><text:line-break/></text:span></text:p>
      <text:p text:style-name="Standard"><text:span text:style-name="T97">MIT Artificial Intelligence Laboratory</text:span><text:span text:style-name="T98"><text:s/></text:span><text:span text:style-name="T99"><text:s text:c="3"/></text:span><text:span text:style-name="T100">Summer 2002, Cambridge, MA</text:span></text:p>
      <text:p text:style-name="Standard"><text:span text:style-name="T101">Undergraduate Researcher. <text:s/></text:span><text:span text:style-name="T102">Wrote application that enables specification and manipulation of joint angles in 3D human figure drawings. Implemented published algorithm to detect and identify human skin in digital images.</text:span></text:p>
      <text:p text:style-name="Standard"><text:span text:style-name="T103"><text:line-break/></text:span><text:span text:style-name="T104">Techn</text:span><text:span text:style-name="T105">ical Skills</text:span></text:p>
      <text:p text:style-name="P106">Strong experience building tools across the Web.</text:p>
      <text:p text:style-name="P107">Programming experience in diverse languages including JavaScript, Python, Java, C, C++, C#, MATLAB, Perl, Scheme.</text:p>
      <text:p text:style-name="P108">Database design and<text:s/>management (relational: Postgres, MySQL, Oracle. nonrelational: MongoDB, openrdf-sesame)</text:p>
      <text:p text:style-name="P109">Proficient with Linux, Mac OS, Windows</text:p>
      <text:p text:style-name="P110"/>
      <text:p text:style-name="P111">Additional Interests</text:p>
      <text:p text:style-name="Standard"><text:span text:style-name="T112">Baking, collecting fountain pens, travel, reciting and writing poetry. Fluent in Fren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StarSymbol" svg:font-family="StarSymbol" style:font-family-generic="system"/>
    <style:font-face style:name="DejaVu Sans Condensed" svg:font-family="DejaVu Sans Condensed" style:font-family-generic="swiss" style:font-pitch="variable"/>
    <style:font-face style:name="Ouhod-Bold" svg:font-family="Ouhod-Bo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List" style:display-name="List"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2in" fo:margin-left="0.2in" fo:margin-bottom="0.2in" fo:margin-right="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h Mandel</meta:initial-creator>
    <dc:creator>Josh Mandel</dc:creator>
    <meta:creation-date>2007-03-24T09:07:00Z</meta:creation-date>
    <dc:date>2021-02-24T18:20:00Z</dc:date>
    <meta:template xlink:href="Normal.dotm" xlink:type="simple"/>
    <meta:editing-cycles>38</meta:editing-cycles>
    <meta:editing-duration>PT6660S</meta:editing-duration>
    <meta:user-defined meta:name="Info 1"/>
    <meta:user-defined meta:name="Info 2"/>
    <meta:user-defined meta:name="Info 3"/>
    <meta:user-defined meta:name="Info 4"/>
    <meta:document-statistic meta:page-count="1" meta:paragraph-count="11" meta:word-count="834" meta:character-count="5580" meta:row-count="39" meta:non-whitespace-character-count="4757"/>
  </office:meta>
</office:document-meta>
</file>